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45cm"/>
    </style:style>
    <style:style style:name="co3" style:family="table-column">
      <style:table-column-properties fo:break-before="auto" style:column-width="0.519cm"/>
    </style:style>
    <style:style style:name="co4" style:family="table-column">
      <style:table-column-properties fo:break-before="auto" style:column-width="6.458cm"/>
    </style:style>
    <style:style style:name="co5" style:family="table-column">
      <style:table-column-properties fo:break-before="auto" style:column-width="7.4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6" table:default-cell-style-name="Default"/>
        <table:table-row table:style-name="ro1">
          <table:table-cell office:value-type="string">
            <text:p>Nombre</text:p>
          </table:table-cell>
          <table:table-cell office:value-type="string">
            <text:p>horario1</text:p>
          </table:table-cell>
          <table:table-cell office:value-type="string">
            <text:p>horario2</text:p>
          </table:table-cell>
          <table:table-cell office:value-type="string">
            <text:p>horario3</text:p>
          </table:table-cell>
          <table:table-cell office:value-type="string">
            <text:p>horario4</text:p>
          </table:table-cell>
          <table:table-cell office:value-type="string">
            <text:p>horario5</text:p>
          </table:table-cell>
          <table:table-cell office:value-type="string">
            <text:p>Estaciones----&gt;</text:p>
          </table:table-cell>
          <table:table-cell table:number-columns-repeated="44"/>
        </table:table-row>
        <table:table-row table:style-name="ro1">
          <table:table-cell office:value-type="string">
            <text:p>F1</text:p>
          </table:table-cell>
          <table:table-cell table:number-columns-repeated="2"/>
          <table:table-cell office:value-type="string">
            <text:p>1,2,3,4,5,6 : 5:00 am - 11:00 pm </text:p>
          </table:table-cell>
          <table:table-cell office:value-type="string">
            <text:p>7,0 : de 6:00 am - 10:00 pm</text:p>
          </table:table-cell>
          <table:table-cell/>
          <table:table-cell office:value-type="string">
            <text:p>Portal Norte</text:p>
          </table:table-cell>
          <table:table-cell office:value-type="string">
            <text:p>Toberín</text:p>
          </table:table-cell>
          <table:table-cell office:value-type="string">
            <text:p>Cardio Infantíl</text:p>
          </table:table-cell>
          <table:table-cell office:value-type="string">
            <text:p>Mazurén</text:p>
          </table:table-cell>
          <table:table-cell office:value-type="string">
            <text:p>Cl 146</text:p>
          </table:table-cell>
          <table:table-cell office:value-type="string">
            <text:p>Cl 142</text:p>
          </table:table-cell>
          <table:table-cell office:value-type="string">
            <text:p>Alcalá</text:p>
          </table:table-cell>
          <table:table-cell office:value-type="string">
            <text:p>Prado</text:p>
          </table:table-cell>
          <table:table-cell office:value-type="string">
            <text:p>Cl 127</text:p>
          </table:table-cell>
          <table:table-cell office:value-type="string">
            <text:p>Pepe Sierra</text:p>
          </table:table-cell>
          <table:table-cell office:value-type="string">
            <text:p>Cl 106</text:p>
          </table:table-cell>
          <table:table-cell office:value-type="string">
            <text:p>Cl 100</text:p>
          </table:table-cell>
          <table:table-cell office:value-type="string">
            <text:p>Virrey</text:p>
          </table:table-cell>
          <table:table-cell office:value-type="string">
            <text:p>Cl 85</text:p>
          </table:table-cell>
          <table:table-cell office:value-type="string">
            <text:p>Héroes</text:p>
          </table:table-cell>
          <table:table-cell office:value-type="string">
            <text:p>Cl 76</text:p>
          </table:table-cell>
          <table:table-cell office:value-type="string">
            <text:p>Cl 72</text:p>
          </table:table-cell>
          <table:table-cell office:value-type="string">
            <text:p>Flores</text:p>
          </table:table-cell>
          <table:table-cell office:value-type="string">
            <text:p>Cl 63</text:p>
          </table:table-cell>
          <table:table-cell office:value-type="string">
            <text:p>Cl 57</text:p>
          </table:table-cell>
          <table:table-cell office:value-type="string">
            <text:p>Marly</text:p>
          </table:table-cell>
          <table:table-cell office:value-type="string">
            <text:p>Cl 45</text:p>
          </table:table-cell>
          <table:table-cell office:value-type="string">
            <text:p>Av. 39</text:p>
          </table:table-cell>
          <table:table-cell office:value-type="string">
            <text:p>Profamilia</text:p>
          </table:table-cell>
          <table:table-cell office:value-type="string">
            <text:p>Cl 26</text:p>
          </table:table-cell>
          <table:table-cell office:value-type="string">
            <text:p>Cl 22</text:p>
          </table:table-cell>
          <table:table-cell office:value-type="string">
            <text:p>Cl 19</text:p>
          </table:table-cell>
          <table:table-cell office:value-type="string">
            <text:p>Av. Jiménez</text:p>
          </table:table-cell>
          <table:table-cell office:value-type="string">
            <text:p>De La Sabana</text:p>
          </table:table-cell>
          <table:table-cell office:value-type="string">
            <text:p>San Fason - Cr 22</text:p>
          </table:table-cell>
          <table:table-cell office:value-type="string">
            <text:p>Ricaurte</text:p>
          </table:table-cell>
          <table:table-cell office:value-type="string">
            <text:p>CDS - Cr 32</text:p>
          </table:table-cell>
          <table:table-cell office:value-type="string">
            <text:p>Zona Industrial</text:p>
          </table:table-cell>
          <table:table-cell office:value-type="string">
            <text:p>Cr 43</text:p>
          </table:table-cell>
          <table:table-cell office:value-type="string">
            <text:p>Puente Aranda</text:p>
          </table:table-cell>
          <table:table-cell office:value-type="string">
            <text:p>Américas - Cr 53a</text:p>
          </table:table-cell>
          <table:table-cell office:value-type="string">
            <text:p>Pradera</text:p>
          </table:table-cell>
          <table:table-cell office:value-type="string">
            <text:p>Marsella</text:p>
          </table:table-cell>
          <table:table-cell office:value-type="string">
            <text:p>Mundo Aventura</text:p>
          </table:table-cell>
          <table:table-cell office:value-type="string">
            <text:p>Mandalay</text:p>
          </table:table-cell>
          <table:table-cell office:value-type="string">
            <text:p>Banderas</text:p>
          </table:table-cell>
          <table:table-cell office:value-type="string">
            <text:p>Tv 86</text:p>
          </table:table-cell>
          <table:table-cell office:value-type="string">
            <text:p>Biblioteca Tintal</text:p>
          </table:table-cell>
          <table:table-cell office:value-type="string">
            <text:p>Patio Bonito</text:p>
          </table:table-cell>
          <table:table-cell office:value-type="string">
            <text:p>Portal Américas</text:p>
          </table:table-cell>
        </table:table-row>
        <table:table-row table:style-name="ro1">
          <table:table-cell office:value-type="string">
            <text:p>B1</text:p>
          </table:table-cell>
          <table:table-cell table:number-columns-repeated="2"/>
          <table:table-cell office:value-type="string">
            <text:p>1,2,3,4,5,6 : 5:00 am - 11:00 pm </text:p>
          </table:table-cell>
          <table:table-cell office:value-type="string">
            <text:p>7,0 : de 6:00 am - 10:00 pm</text:p>
          </table:table-cell>
          <table:table-cell/>
          <table:table-cell office:value-type="string">
            <text:p>Portal Américas</text:p>
          </table:table-cell>
          <table:table-cell office:value-type="string">
            <text:p>Patio Bonito</text:p>
          </table:table-cell>
          <table:table-cell office:value-type="string">
            <text:p>Biblioteca Tintal</text:p>
          </table:table-cell>
          <table:table-cell office:value-type="string">
            <text:p>Tv 86</text:p>
          </table:table-cell>
          <table:table-cell office:value-type="string">
            <text:p>Banderas</text:p>
          </table:table-cell>
          <table:table-cell office:value-type="string">
            <text:p>Mandalay</text:p>
          </table:table-cell>
          <table:table-cell office:value-type="string">
            <text:p>Mundo Aventura</text:p>
          </table:table-cell>
          <table:table-cell office:value-type="string">
            <text:p>Marsella</text:p>
          </table:table-cell>
          <table:table-cell office:value-type="string">
            <text:p>Pradera</text:p>
          </table:table-cell>
          <table:table-cell office:value-type="string">
            <text:p>Américas - Cr 53a</text:p>
          </table:table-cell>
          <table:table-cell office:value-type="string">
            <text:p>Puente Aranda</text:p>
          </table:table-cell>
          <table:table-cell office:value-type="string">
            <text:p>Cr 43</text:p>
          </table:table-cell>
          <table:table-cell office:value-type="string">
            <text:p>Zona Industrial</text:p>
          </table:table-cell>
          <table:table-cell office:value-type="string">
            <text:p>CDS - Cr 32</text:p>
          </table:table-cell>
          <table:table-cell office:value-type="string">
            <text:p>Ricaurte</text:p>
          </table:table-cell>
          <table:table-cell office:value-type="string">
            <text:p>San Fason - Cr 22</text:p>
          </table:table-cell>
          <table:table-cell office:value-type="string">
            <text:p>De La Sabana</text:p>
          </table:table-cell>
          <table:table-cell office:value-type="string">
            <text:p>Av. Jiménez</text:p>
          </table:table-cell>
          <table:table-cell office:value-type="string">
            <text:p>Cl 19</text:p>
          </table:table-cell>
          <table:table-cell office:value-type="string">
            <text:p>Cl 22</text:p>
          </table:table-cell>
          <table:table-cell office:value-type="string">
            <text:p>Cl 26</text:p>
          </table:table-cell>
          <table:table-cell office:value-type="string">
            <text:p>Profamilia</text:p>
          </table:table-cell>
          <table:table-cell office:value-type="string">
            <text:p>Av. 39</text:p>
          </table:table-cell>
          <table:table-cell office:value-type="string">
            <text:p>Cl 45</text:p>
          </table:table-cell>
          <table:table-cell office:value-type="string">
            <text:p>Marly</text:p>
          </table:table-cell>
          <table:table-cell office:value-type="string">
            <text:p>Cl 57</text:p>
          </table:table-cell>
          <table:table-cell office:value-type="string">
            <text:p>Cl 63</text:p>
          </table:table-cell>
          <table:table-cell office:value-type="string">
            <text:p>Flores</text:p>
          </table:table-cell>
          <table:table-cell office:value-type="string">
            <text:p>Cl 72</text:p>
          </table:table-cell>
          <table:table-cell office:value-type="string">
            <text:p>Cl 76</text:p>
          </table:table-cell>
          <table:table-cell office:value-type="string">
            <text:p>Héroes</text:p>
          </table:table-cell>
          <table:table-cell office:value-type="string">
            <text:p>Cl 85</text:p>
          </table:table-cell>
          <table:table-cell office:value-type="string">
            <text:p>Virrey</text:p>
          </table:table-cell>
          <table:table-cell office:value-type="string">
            <text:p>Cl 100</text:p>
          </table:table-cell>
          <table:table-cell office:value-type="string">
            <text:p>Cl 106</text:p>
          </table:table-cell>
          <table:table-cell office:value-type="string">
            <text:p>Pepe Sierra</text:p>
          </table:table-cell>
          <table:table-cell office:value-type="string">
            <text:p>Cl 127</text:p>
          </table:table-cell>
          <table:table-cell office:value-type="string">
            <text:p>Prado</text:p>
          </table:table-cell>
          <table:table-cell office:value-type="string">
            <text:p>Alcalá</text:p>
          </table:table-cell>
          <table:table-cell office:value-type="string">
            <text:p>Cl 142</text:p>
          </table:table-cell>
          <table:table-cell office:value-type="string">
            <text:p>Cl 146</text:p>
          </table:table-cell>
          <table:table-cell office:value-type="string">
            <text:p>Mazurén</text:p>
          </table:table-cell>
          <table:table-cell office:value-type="string">
            <text:p>Cardio Infantíl</text:p>
          </table:table-cell>
          <table:table-cell office:value-type="string">
            <text:p>Toberín</text:p>
          </table:table-cell>
          <table:table-cell office:value-type="string">
            <text:p>Portal Norte</text:p>
          </table:table-cell>
        </table:table-row>
        <table:table-row table:style-name="ro1">
          <table:table-cell office:value-type="string">
            <text:p>C2</text:p>
          </table:table-cell>
          <table:table-cell table:number-columns-repeated="2"/>
          <table:table-cell office:value-type="string">
            <text:p>1,2,3,4,5,6 : 5:00 am - 11:00 pm </text:p>
          </table:table-cell>
          <table:table-cell office:value-type="string">
            <text:p>7,0 : de 6:00 am - 10:00 pm</text:p>
          </table:table-cell>
          <table:table-cell/>
          <table:table-cell office:value-type="string">
            <text:p>Portal Sur</text:p>
          </table:table-cell>
          <table:table-cell office:value-type="string">
            <text:p>Perdomo</text:p>
          </table:table-cell>
          <table:table-cell office:value-type="string">
            <text:p>Madelena</text:p>
          </table:table-cell>
          <table:table-cell office:value-type="string">
            <text:p>Sevillana</text:p>
          </table:table-cell>
          <table:table-cell office:value-type="string">
            <text:p>Venecia</text:p>
          </table:table-cell>
          <table:table-cell office:value-type="string">
            <text:p>Alquería</text:p>
          </table:table-cell>
          <table:table-cell office:value-type="string">
            <text:p>General Santander</text:p>
          </table:table-cell>
          <table:table-cell office:value-type="string">
            <text:p>NQS - Cl 38a S</text:p>
          </table:table-cell>
          <table:table-cell office:value-type="string">
            <text:p>NQS - Cl 30 S</text:p>
          </table:table-cell>
          <table:table-cell office:value-type="string">
            <text:p>Sena</text:p>
          </table:table-cell>
          <table:table-cell office:value-type="string">
            <text:p>Santa Isabel</text:p>
          </table:table-cell>
          <table:table-cell office:value-type="string">
            <text:p>Comuneros</text:p>
          </table:table-cell>
          <table:table-cell office:value-type="string">
            <text:p>Ricaurte</text:p>
          </table:table-cell>
          <table:table-cell office:value-type="string">
            <text:p>Paloquemao</text:p>
          </table:table-cell>
          <table:table-cell office:value-type="string">
            <text:p>Cad</text:p>
          </table:table-cell>
          <table:table-cell office:value-type="string">
            <text:p>Av. El Dorado</text:p>
          </table:table-cell>
          <table:table-cell office:value-type="string">
            <text:p>U. Nacional</text:p>
          </table:table-cell>
          <table:table-cell office:value-type="string">
            <text:p>Campín</text:p>
          </table:table-cell>
          <table:table-cell office:value-type="string">
            <text:p>Coliseo</text:p>
          </table:table-cell>
          <table:table-cell office:value-type="string">
            <text:p>Simón Bolivar</text:p>
          </table:table-cell>
          <table:table-cell office:value-type="string">
            <text:p>Av. Chile</text:p>
          </table:table-cell>
          <table:table-cell office:value-type="string">
            <text:p>NQS - Cl 75</text:p>
          </table:table-cell>
          <table:table-cell office:value-type="string">
            <text:p>San Martín</text:p>
          </table:table-cell>
          <table:table-cell office:value-type="string">
            <text:p>Rionegro</text:p>
          </table:table-cell>
          <table:table-cell office:value-type="string">
            <text:p>Suba - Cl 95</text:p>
          </table:table-cell>
          <table:table-cell office:value-type="string">
            <text:p>Suba - Cl 100</text:p>
          </table:table-cell>
          <table:table-cell office:value-type="string">
            <text:p>Puentelargo</text:p>
          </table:table-cell>
          <table:table-cell office:value-type="string">
            <text:p>Shaio</text:p>
          </table:table-cell>
          <table:table-cell office:value-type="string">
            <text:p>Humedal Cordoba</text:p>
          </table:table-cell>
          <table:table-cell office:value-type="string">
            <text:p>Niza - Cl 127</text:p>
          </table:table-cell>
          <table:table-cell office:value-type="string">
            <text:p>Suba - Av. Boyacá</text:p>
          </table:table-cell>
          <table:table-cell office:value-type="string">
            <text:p>Gratamira</text:p>
          </table:table-cell>
          <table:table-cell office:value-type="string">
            <text:p>21 Angeles</text:p>
          </table:table-cell>
          <table:table-cell office:value-type="string">
            <text:p>Suba - Tv 91</text:p>
          </table:table-cell>
          <table:table-cell office:value-type="string">
            <text:p>La Campiña</text:p>
          </table:table-cell>
          <table:table-cell office:value-type="string">
            <text:p>Portal Suba</text:p>
          </table:table-cell>
          <table:table-cell table:number-columns-repeated="9"/>
        </table:table-row>
        <table:table-row table:style-name="ro1">
          <table:table-cell office:value-type="string">
            <text:p>G2</text:p>
          </table:table-cell>
          <table:table-cell table:number-columns-repeated="2"/>
          <table:table-cell office:value-type="string">
            <text:p>1,2,3,4,5,6 : 5:00 am - 11:00 pm </text:p>
          </table:table-cell>
          <table:table-cell office:value-type="string">
            <text:p>7,0 : de 6:00 am - 10:00 pm</text:p>
          </table:table-cell>
          <table:table-cell/>
          <table:table-cell office:value-type="string">
            <text:p>Portal Suba</text:p>
          </table:table-cell>
          <table:table-cell office:value-type="string">
            <text:p>La Campiña</text:p>
          </table:table-cell>
          <table:table-cell office:value-type="string">
            <text:p>Suba - Tv 91</text:p>
          </table:table-cell>
          <table:table-cell office:value-type="string">
            <text:p>21 Angeles</text:p>
          </table:table-cell>
          <table:table-cell office:value-type="string">
            <text:p>Gratamira</text:p>
          </table:table-cell>
          <table:table-cell office:value-type="string">
            <text:p>Suba - Av. Boyacá</text:p>
          </table:table-cell>
          <table:table-cell office:value-type="string">
            <text:p>Niza - Cl 127</text:p>
          </table:table-cell>
          <table:table-cell office:value-type="string">
            <text:p>Humedal Cordoba</text:p>
          </table:table-cell>
          <table:table-cell office:value-type="string">
            <text:p>Shaio</text:p>
          </table:table-cell>
          <table:table-cell office:value-type="string">
            <text:p>Puentelargo</text:p>
          </table:table-cell>
          <table:table-cell office:value-type="string">
            <text:p>Suba - Cl 100</text:p>
          </table:table-cell>
          <table:table-cell office:value-type="string">
            <text:p>Suba - Cl 95</text:p>
          </table:table-cell>
          <table:table-cell office:value-type="string">
            <text:p>Rionegro</text:p>
          </table:table-cell>
          <table:table-cell office:value-type="string">
            <text:p>San Martín</text:p>
          </table:table-cell>
          <table:table-cell office:value-type="string">
            <text:p>NQS - Cl 75</text:p>
          </table:table-cell>
          <table:table-cell office:value-type="string">
            <text:p>Av. Chile</text:p>
          </table:table-cell>
          <table:table-cell office:value-type="string">
            <text:p>Simón Bolivar</text:p>
          </table:table-cell>
          <table:table-cell office:value-type="string">
            <text:p>Coliseo</text:p>
          </table:table-cell>
          <table:table-cell office:value-type="string">
            <text:p>Campín</text:p>
          </table:table-cell>
          <table:table-cell office:value-type="string">
            <text:p>U. Nacional</text:p>
          </table:table-cell>
          <table:table-cell office:value-type="string">
            <text:p>Av. El Dorado</text:p>
          </table:table-cell>
          <table:table-cell office:value-type="string">
            <text:p>Cad</text:p>
          </table:table-cell>
          <table:table-cell office:value-type="string">
            <text:p>Paloquemao</text:p>
          </table:table-cell>
          <table:table-cell office:value-type="string">
            <text:p>Ricaurte</text:p>
          </table:table-cell>
          <table:table-cell office:value-type="string">
            <text:p>Comuneros</text:p>
          </table:table-cell>
          <table:table-cell office:value-type="string">
            <text:p>Santa Isabel</text:p>
          </table:table-cell>
          <table:table-cell office:value-type="string">
            <text:p>Sena</text:p>
          </table:table-cell>
          <table:table-cell office:value-type="string">
            <text:p>NQS - Cl 30 S</text:p>
          </table:table-cell>
          <table:table-cell office:value-type="string">
            <text:p>NQS - Cl 38a S</text:p>
          </table:table-cell>
          <table:table-cell office:value-type="string">
            <text:p>General Santander</text:p>
          </table:table-cell>
          <table:table-cell office:value-type="string">
            <text:p>Alquería</text:p>
          </table:table-cell>
          <table:table-cell office:value-type="string">
            <text:p>Venecia</text:p>
          </table:table-cell>
          <table:table-cell office:value-type="string">
            <text:p>Sevillana</text:p>
          </table:table-cell>
          <table:table-cell office:value-type="string">
            <text:p>Madelena</text:p>
          </table:table-cell>
          <table:table-cell office:value-type="string">
            <text:p>Perdomo</text:p>
          </table:table-cell>
          <table:table-cell office:value-type="string">
            <text:p>Portal Sur</text:p>
          </table:table-cell>
          <table:table-cell table:number-columns-repeated="9"/>
        </table:table-row>
        <table:table-row table:style-name="ro1">
          <table:table-cell office:value-type="string">
            <text:p>C16</text:p>
          </table:table-cell>
          <table:table-cell table:number-columns-repeated="2"/>
          <table:table-cell office:value-type="string">
            <text:p>1,2,3,4,5,6 : 5:00 am - 9:00 am </text:p>
          </table:table-cell>
          <table:table-cell office:value-type="string">
            <text:p>6 : de 4:00 pm - 8:00 pm</text:p>
          </table:table-cell>
          <table:table-cell/>
          <table:table-cell office:value-type="string">
            <text:p>Portal Sur</text:p>
          </table:table-cell>
          <table:table-cell office:value-type="string">
            <text:p>Venecia</text:p>
          </table:table-cell>
          <table:table-cell office:value-type="string">
            <text:p>General Santander</text:p>
          </table:table-cell>
          <table:table-cell office:value-type="string">
            <text:p>NQS - Cl 38a S</text:p>
          </table:table-cell>
          <table:table-cell office:value-type="string">
            <text:p>NQS - Cl 30 S</text:p>
          </table:table-cell>
          <table:table-cell office:value-type="string">
            <text:p>Santa Isabel</text:p>
          </table:table-cell>
          <table:table-cell office:value-type="string">
            <text:p>Ricaurte</text:p>
          </table:table-cell>
          <table:table-cell office:value-type="string">
            <text:p>Cad</text:p>
          </table:table-cell>
          <table:table-cell office:value-type="string">
            <text:p>U. Nacional</text:p>
          </table:table-cell>
          <table:table-cell office:value-type="string">
            <text:p>Campín</text:p>
          </table:table-cell>
          <table:table-cell office:value-type="string">
            <text:p>Coliseo</text:p>
          </table:table-cell>
          <table:table-cell office:value-type="string">
            <text:p>Simón Bolivar</text:p>
          </table:table-cell>
          <table:table-cell office:value-type="string">
            <text:p>Av. Chile</text:p>
          </table:table-cell>
          <table:table-cell office:value-type="string">
            <text:p>NQS - Cl 75</text:p>
          </table:table-cell>
          <table:table-cell office:value-type="string">
            <text:p>San Martín</text:p>
          </table:table-cell>
          <table:table-cell office:value-type="string">
            <text:p>Rionegro</text:p>
          </table:table-cell>
          <table:table-cell office:value-type="string">
            <text:p>Suba - Cl 95</text:p>
          </table:table-cell>
          <table:table-cell office:value-type="string">
            <text:p>Puentelargo</text:p>
          </table:table-cell>
          <table:table-cell office:value-type="string">
            <text:p>Shaio</text:p>
          </table:table-cell>
          <table:table-cell office:value-type="string">
            <text:p>Suba - Av. Boyacá</text:p>
          </table:table-cell>
          <table:table-cell office:value-type="string">
            <text:p>Suba - Tv 91</text:p>
          </table:table-cell>
          <table:table-cell office:value-type="string">
            <text:p>La Campiña</text:p>
          </table:table-cell>
          <table:table-cell office:value-type="string">
            <text:p>Portal Suba</text:p>
          </table:table-cell>
          <table:table-cell table:number-columns-repeated="22"/>
        </table:table-row>
        <table:table-row table:style-name="ro1">
          <table:table-cell office:value-type="string">
            <text:p>G16</text:p>
          </table:table-cell>
          <table:table-cell table:number-columns-repeated="2"/>
          <table:table-cell office:value-type="string">
            <text:p>1,2,3,4,5,6 : 5:00 am - 9:00 am </text:p>
          </table:table-cell>
          <table:table-cell office:value-type="string">
            <text:p>6 : de 4:00 pm - 8:00 pm</text:p>
          </table:table-cell>
          <table:table-cell/>
          <table:table-cell office:value-type="string">
            <text:p>Portal Suba</text:p>
          </table:table-cell>
          <table:table-cell office:value-type="string">
            <text:p>La Campiña</text:p>
          </table:table-cell>
          <table:table-cell office:value-type="string">
            <text:p>Suba - Tv 91</text:p>
          </table:table-cell>
          <table:table-cell office:value-type="string">
            <text:p>Suba - Av. Boyacá</text:p>
          </table:table-cell>
          <table:table-cell office:value-type="string">
            <text:p>Shaio</text:p>
          </table:table-cell>
          <table:table-cell office:value-type="string">
            <text:p>Puentelargo</text:p>
          </table:table-cell>
          <table:table-cell office:value-type="string">
            <text:p>Suba - Cl 95</text:p>
          </table:table-cell>
          <table:table-cell office:value-type="string">
            <text:p>Rionegro</text:p>
          </table:table-cell>
          <table:table-cell office:value-type="string">
            <text:p>San Martín</text:p>
          </table:table-cell>
          <table:table-cell office:value-type="string">
            <text:p>NQS - Cl 75</text:p>
          </table:table-cell>
          <table:table-cell office:value-type="string">
            <text:p>Av. Chile</text:p>
          </table:table-cell>
          <table:table-cell office:value-type="string">
            <text:p>Simón Bolivar</text:p>
          </table:table-cell>
          <table:table-cell office:value-type="string">
            <text:p>Coliseo</text:p>
          </table:table-cell>
          <table:table-cell office:value-type="string">
            <text:p>Campín</text:p>
          </table:table-cell>
          <table:table-cell office:value-type="string">
            <text:p>U. Nacional</text:p>
          </table:table-cell>
          <table:table-cell office:value-type="string">
            <text:p>Cad</text:p>
          </table:table-cell>
          <table:table-cell office:value-type="string">
            <text:p>Ricaurte</text:p>
          </table:table-cell>
          <table:table-cell office:value-type="string">
            <text:p>Santa Isabel</text:p>
          </table:table-cell>
          <table:table-cell office:value-type="string">
            <text:p>NQS - Cl 30 S</text:p>
          </table:table-cell>
          <table:table-cell office:value-type="string">
            <text:p>NQS - Cl 38a S</text:p>
          </table:table-cell>
          <table:table-cell office:value-type="string">
            <text:p>General Santander</text:p>
          </table:table-cell>
          <table:table-cell office:value-type="string">
            <text:p>Venecia</text:p>
          </table:table-cell>
          <table:table-cell office:value-type="string">
            <text:p>Portal Sur</text:p>
          </table:table-cell>
          <table:table-cell table:number-columns-repeated="22"/>
        </table:table-row>
        <table:table-row table:style-name="ro1">
          <table:table-cell office:value-type="string">
            <text:p>B54</text:p>
          </table:table-cell>
          <table:table-cell table:number-columns-repeated="2"/>
          <table:table-cell office:value-type="string">
            <text:p>1,2,3,4,5 : 5:30 am - 8:00 am</text:p>
          </table:table-cell>
          <table:table-cell table:number-columns-repeated="2"/>
          <table:table-cell office:value-type="string">
            <text:p>Portal Sur</text:p>
          </table:table-cell>
          <table:table-cell office:value-type="string">
            <text:p>Perdomo</text:p>
          </table:table-cell>
          <table:table-cell office:value-type="string">
            <text:p>Madelena</text:p>
          </table:table-cell>
          <table:table-cell office:value-type="string">
            <text:p>General Santander</text:p>
          </table:table-cell>
          <table:table-cell office:value-type="string">
            <text:p>Héroes</text:p>
          </table:table-cell>
          <table:table-cell office:value-type="string">
            <text:p>Virrey</text:p>
          </table:table-cell>
          <table:table-cell office:value-type="string">
            <text:p>Cl 106</text:p>
          </table:table-cell>
          <table:table-cell office:value-type="string">
            <text:p>Pepe Sierra</text:p>
          </table:table-cell>
          <table:table-cell office:value-type="string">
            <text:p>Cl 142</text:p>
          </table:table-cell>
          <table:table-cell office:value-type="string">
            <text:p>Cl 146</text:p>
          </table:table-cell>
          <table:table-cell office:value-type="string">
            <text:p>Mazurén</text:p>
          </table:table-cell>
          <table:table-cell table:number-columns-repeated="34"/>
        </table:table-row>
        <table:table-row table:style-name="ro1">
          <table:table-cell office:value-type="string">
            <text:p>B11</text:p>
          </table:table-cell>
          <table:table-cell table:number-columns-repeated="2"/>
          <table:table-cell office:value-type="string">
            <text:p>1,2,3,4,5 : 5:30 am - 9:00 pm </text:p>
          </table:table-cell>
          <table:table-cell office:value-type="string">
            <text:p>6 : de 6:00 am - 9:30 pm</text:p>
          </table:table-cell>
          <table:table-cell/>
          <table:table-cell office:value-type="string">
            <text:p>Portal Sur</text:p>
          </table:table-cell>
          <table:table-cell office:value-type="string">
            <text:p>Venecia</text:p>
          </table:table-cell>
          <table:table-cell office:value-type="string">
            <text:p>Alquería</text:p>
          </table:table-cell>
          <table:table-cell office:value-type="string">
            <text:p>Sena</text:p>
          </table:table-cell>
          <table:table-cell office:value-type="string">
            <text:p>Ricaurte</text:p>
          </table:table-cell>
          <table:table-cell office:value-type="string">
            <text:p>Paloquemao</text:p>
          </table:table-cell>
          <table:table-cell office:value-type="string">
            <text:p>Cad</text:p>
          </table:table-cell>
          <table:table-cell office:value-type="string">
            <text:p>U. Nacional</text:p>
          </table:table-cell>
          <table:table-cell office:value-type="string">
            <text:p>Campín</text:p>
          </table:table-cell>
          <table:table-cell office:value-type="string">
            <text:p>Escuela Militar</text:p>
          </table:table-cell>
          <table:table-cell office:value-type="string">
            <text:p>Héroes</text:p>
          </table:table-cell>
          <table:table-cell office:value-type="string">
            <text:p>Cl 85</text:p>
          </table:table-cell>
          <table:table-cell office:value-type="string">
            <text:p>Virrey</text:p>
          </table:table-cell>
          <table:table-cell office:value-type="string">
            <text:p>Cl 106</text:p>
          </table:table-cell>
          <table:table-cell office:value-type="string">
            <text:p>Pepe Sierra</text:p>
          </table:table-cell>
          <table:table-cell office:value-type="string">
            <text:p>Cl 146</text:p>
          </table:table-cell>
          <table:table-cell office:value-type="string">
            <text:p>Mazurén</text:p>
          </table:table-cell>
          <table:table-cell office:value-type="string">
            <text:p>Toberín</text:p>
          </table:table-cell>
          <table:table-cell office:value-type="string">
            <text:p>Portal Norte</text:p>
          </table:table-cell>
          <table:table-cell table:number-columns-repeated="26"/>
        </table:table-row>
        <table:table-row table:style-name="ro1">
          <table:table-cell office:value-type="string">
            <text:p>G11</text:p>
          </table:table-cell>
          <table:table-cell table:number-columns-repeated="2"/>
          <table:table-cell office:value-type="string">
            <text:p>1,2,3,4,5 : de 6:00 am - 9:30 pm </text:p>
          </table:table-cell>
          <table:table-cell office:value-type="string">
            <text:p>6 : de 6:30 am - 10:00 pm</text:p>
          </table:table-cell>
          <table:table-cell/>
          <table:table-cell office:value-type="string">
            <text:p>Portal Norte</text:p>
          </table:table-cell>
          <table:table-cell office:value-type="string">
            <text:p>Toberín</text:p>
          </table:table-cell>
          <table:table-cell office:value-type="string">
            <text:p>Mazurén</text:p>
          </table:table-cell>
          <table:table-cell office:value-type="string">
            <text:p>Cl 146</text:p>
          </table:table-cell>
          <table:table-cell office:value-type="string">
            <text:p>Pepe Sierra</text:p>
          </table:table-cell>
          <table:table-cell office:value-type="string">
            <text:p>Cl 106</text:p>
          </table:table-cell>
          <table:table-cell office:value-type="string">
            <text:p>Virrey</text:p>
          </table:table-cell>
          <table:table-cell office:value-type="string">
            <text:p>Cl 85</text:p>
          </table:table-cell>
          <table:table-cell office:value-type="string">
            <text:p>Héroes</text:p>
          </table:table-cell>
          <table:table-cell office:value-type="string">
            <text:p>Escuela Militar</text:p>
          </table:table-cell>
          <table:table-cell office:value-type="string">
            <text:p>Campín</text:p>
          </table:table-cell>
          <table:table-cell office:value-type="string">
            <text:p>U. Nacional</text:p>
          </table:table-cell>
          <table:table-cell office:value-type="string">
            <text:p>Cad</text:p>
          </table:table-cell>
          <table:table-cell office:value-type="string">
            <text:p>Paloquemao</text:p>
          </table:table-cell>
          <table:table-cell office:value-type="string">
            <text:p>Ricaurte</text:p>
          </table:table-cell>
          <table:table-cell office:value-type="string">
            <text:p>Sena</text:p>
          </table:table-cell>
          <table:table-cell office:value-type="string">
            <text:p>Alquería</text:p>
          </table:table-cell>
          <table:table-cell office:value-type="string">
            <text:p>Venecia</text:p>
          </table:table-cell>
          <table:table-cell office:value-type="string">
            <text:p>Portal Sur</text:p>
          </table:table-cell>
          <table:table-cell table:number-columns-repeated="26"/>
        </table:table-row>
        <table:table-row table:style-name="ro1">
          <table:table-cell office:value-type="string">
            <text:p>G61</text:p>
          </table:table-cell>
          <table:table-cell table:number-columns-repeated="2"/>
          <table:table-cell office:value-type="string">
            <text:p>1,2,3,4,5 : de 5:00 pm - 8:00 pm</text:p>
          </table:table-cell>
          <table:table-cell table:number-columns-repeated="2"/>
          <table:table-cell office:value-type="string">
            <text:p>Portal Norte</text:p>
          </table:table-cell>
          <table:table-cell office:value-type="string">
            <text:p>Mazurén</text:p>
          </table:table-cell>
          <table:table-cell office:value-type="string">
            <text:p>Cl 146</text:p>
          </table:table-cell>
          <table:table-cell office:value-type="string">
            <text:p>Cl 142</text:p>
          </table:table-cell>
          <table:table-cell office:value-type="string">
            <text:p>Pepe Sierra</text:p>
          </table:table-cell>
          <table:table-cell office:value-type="string">
            <text:p>Cl 106</text:p>
          </table:table-cell>
          <table:table-cell office:value-type="string">
            <text:p>Virrey</text:p>
          </table:table-cell>
          <table:table-cell office:value-type="string">
            <text:p>Héroes</text:p>
          </table:table-cell>
          <table:table-cell office:value-type="string">
            <text:p>General Santander</text:p>
          </table:table-cell>
          <table:table-cell office:value-type="string">
            <text:p>Madelena</text:p>
          </table:table-cell>
          <table:table-cell office:value-type="string">
            <text:p>Perdomo</text:p>
          </table:table-cell>
          <table:table-cell office:value-type="string">
            <text:p>Portal Sur</text:p>
          </table:table-cell>
          <table:table-cell table:number-columns-repeated="3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3">23/02/2011</text:date>, <text:time>15:17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TOsmosys </meta:initial-creator>
    <meta:creation-date>2011-02-23T15:12:17</meta:creation-date>
    <dc:date>2011-02-23T15:17:52</dc:date>
    <dc:creator>ITOsmosys </dc:creator>
    <meta:editing-duration>PT00H05M36S</meta:editing-duration>
    <meta:editing-cycles>2</meta:editing-cycles>
    <meta:generator>OpenOffice.org/3.2$Linux OpenOffice.org_project/320m19$Build-9505</meta:generator>
    <meta:document-statistic meta:table-count="3" meta:cell-count="304" meta:object-count="0"/>
  </office:meta>
</office:document-meta>
</file>